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6.985cm"/>
    </style:style>
    <style:style style:name="Tabelle1.B" style:family="table-column">
      <style:table-column-properties style:column-width="1.513cm"/>
    </style:style>
    <style:style style:name="Tabelle1.C" style:family="table-column">
      <style:table-column-properties style:column-width="1.82cm"/>
    </style:style>
    <style:style style:name="Tabelle1.D" style:family="table-column">
      <style:table-column-properties style:column-width="6.694cm"/>
    </style:style>
    <style:style style:name="Tabelle1.A1" style:family="table-cell">
      <style:table-cell-properties fo:padding="0.097cm" fo:border="none"/>
    </style:style>
    <style:style style:name="Tabelle2" style:family="table">
      <style:table-properties style:width="17.013cm" fo:margin-left="0cm" table:align="left"/>
    </style:style>
    <style:style style:name="Tabelle2.A" style:family="table-column">
      <style:table-column-properties style:column-width="12.012cm"/>
    </style:style>
    <style:style style:name="Tabelle2.B" style:family="table-column">
      <style:table-column-properties style:column-width="2.514cm"/>
    </style:style>
    <style:style style:name="Tabelle2.C" style:family="table-column">
      <style:table-column-properties style:column-width="2.487cm"/>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3" style:family="table">
      <style:table-properties style:width="17.013cm" fo:margin-left="0cm" table:align="left"/>
    </style:style>
    <style:style style:name="Tabelle3.A" style:family="table-column">
      <style:table-column-properties style:column-width="5.666cm"/>
    </style:style>
    <style:style style:name="Tabelle3.B" style:family="table-column">
      <style:table-column-properties style:column-width="0.367cm"/>
    </style:style>
    <style:style style:name="Tabelle3.C" style:family="table-column">
      <style:table-column-properties style:column-width="2.468cm"/>
    </style:style>
    <style:style style:name="Tabelle3.D" style:family="table-column">
      <style:table-column-properties style:column-width="2.833cm"/>
    </style:style>
    <style:style style:name="Tabelle3.E" style:family="table-column">
      <style:table-column-properties style:column-width="3.166cm"/>
    </style:style>
    <style:style style:name="Tabelle3.F" style:family="table-column">
      <style:table-column-properties style:column-width="2.514cm"/>
    </style:style>
    <style:style style:name="Tabelle3.A1" style:family="table-cell">
      <style:table-cell-properties fo:padding="0.097cm" fo:border-left="0.05pt solid #000000" fo:border-right="none" fo:border-top="0.05pt solid #000000" fo:border-bottom="0.05pt solid #000000"/>
    </style:style>
    <style:style style:name="Tabelle3.E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F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5.666cm" style:rel-column-width="21840*"/>
    </style:style>
    <style:style style:name="Tabelle4.B" style:family="table-column">
      <style:table-column-properties style:column-width="5.667cm" style:rel-column-width="21847*"/>
    </style:style>
    <style:style style:name="Tabelle4.C" style:family="table-column">
      <style:table-column-properties style:column-width="5.667cm" style:rel-column-width="21848*"/>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5.667cm" style:rel-column-width="21845*"/>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4.249cm" style:rel-column-width="16383*"/>
    </style:style>
    <style:style style:name="Tabelle6.D" style:family="table-column">
      <style:table-column-properties style:column-width="4.251cm" style:rel-column-width="16386*"/>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8.625cm" table:align="left"/>
    </style:style>
    <style:style style:name="Tabelle7.A" style:family="table-column">
      <style:table-column-properties style:column-width="4.286cm"/>
    </style:style>
    <style:style style:name="Tabelle7.B" style:family="table-column">
      <style:table-column-properties style:column-width="4.339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8.625cm" table:align="left"/>
    </style:style>
    <style:style style:name="Tabelle8.A" style:family="table-column">
      <style:table-column-properties style:column-width="4.286cm"/>
    </style:style>
    <style:style style:name="Tabelle8.B" style:family="table-column">
      <style:table-column-properties style:column-width="4.339cm"/>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9" style:family="table">
      <style:table-properties style:width="17cm" table:align="margins"/>
    </style:style>
    <style:style style:name="Tabelle9.A" style:family="table-column">
      <style:table-column-properties style:column-width="5.667cm" style:rel-column-width="21845*"/>
    </style:style>
    <style:style style:name="Tabelle9.A1" style:family="table-cell">
      <style:table-cell-properties fo:padding="0.097cm" fo:border-left="0.05pt solid #000000" fo:border-right="none" fo:border-top="0.05pt solid #000000" fo:border-bottom="0.05pt solid #000000"/>
    </style:style>
    <style:style style:name="Tabelle9.C1" style:family="table-cell">
      <style:table-cell-properties fo:padding="0.097cm" fo:border="0.05pt solid #000000"/>
    </style:style>
    <style:style style:name="Tabelle9.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end"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end" style:justify-single-word="false"/>
      <style:text-properties style:text-underline-style="solid" style:text-underline-type="double" style:text-underline-width="auto" style:text-underline-color="font-color"/>
    </style:style>
    <style:style style:name="P13" style:family="paragraph" style:parent-style-name="Table_20_Contents">
      <style:paragraph-properties fo:text-align="end" style:justify-single-word="false"/>
      <style:text-properties style:text-underline-style="solid" style:text-underline-width="auto" style:text-underline-color="font-color"/>
    </style:style>
    <style:style style:name="P14" style:family="paragraph" style:parent-style-name="Table_20_Contents">
      <style:paragraph-properties fo:text-align="start" style:justify-single-word="false"/>
      <style:text-properties style:text-underline-style="solid" style:text-underline-width="auto" style:text-underline-color="font-color"/>
    </style:style>
    <style:style style:name="P15" style:family="paragraph" style:parent-style-name="Table_20_Contents">
      <style:paragraph-properties fo:text-align="start" style:justify-single-word="false"/>
      <style:text-properties fo:font-size="12pt" style:font-size-asian="10.5pt" style:font-size-complex="12pt"/>
    </style:style>
    <style:style style:name="P16" style:family="paragraph" style:parent-style-name="Standard">
      <style:paragraph-properties fo:margin-left="0cm" fo:margin-right="0cm" fo:text-align="center" style:justify-single-word="false" fo:text-indent="0cm" style:auto-text-indent="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18" style:family="paragraph" style:parent-style-name="Standard" style:list-style-name="L1">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19" style:family="paragraph" style:parent-style-name="Standard" style:list-style-name="L4">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20" style:family="paragraph" style:parent-style-name="Standard" style:list-style-name="L6">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21" style:family="paragraph" style:parent-style-name="Standard" style:list-style-name="L9">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22" style:family="paragraph" style:parent-style-name="Standard" style:list-style-name="L11">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23" style:family="paragraph" style:parent-style-name="Standard" style:list-style-name="L18">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26" style:family="paragraph" style:parent-style-name="Standard" style:list-style-name="L2">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27" style:family="paragraph" style:parent-style-name="Standard" style:list-style-name="L3">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28" style:family="paragraph" style:parent-style-name="Standard" style:list-style-name="L4">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29" style:family="paragraph" style:parent-style-name="Standard" style:list-style-name="L5">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0" style:family="paragraph" style:parent-style-name="Standard" style:list-style-name="L6">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1" style:family="paragraph" style:parent-style-name="Standard" style:list-style-name="L7">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2" style:family="paragraph" style:parent-style-name="Standard" style:list-style-name="L8">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3" style:family="paragraph" style:parent-style-name="Standard" style:list-style-name="L9">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4" style:family="paragraph" style:parent-style-name="Standard" style:list-style-name="L10">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5" style:family="paragraph" style:parent-style-name="Standard" style:list-style-name="L11">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6" style:family="paragraph" style:parent-style-name="Standard" style:list-style-name="L14">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7" style:family="paragraph" style:parent-style-name="Standard" style:list-style-name="L15">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8" style:family="paragraph" style:parent-style-name="Standard" style:list-style-name="L16">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9" style:family="paragraph" style:parent-style-name="Standard" style:list-style-name="L17">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3" style:family="paragraph" style:parent-style-name="Standard" style:list-style-name="L21">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4" style:family="paragraph" style:parent-style-name="Standard" style:list-style-name="L22">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5" style:family="paragraph" style:parent-style-name="Standard" style:list-style-name="L1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6" style:family="paragraph" style:parent-style-name="Standard" style:list-style-name="L13">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7" style:family="paragraph" style:parent-style-name="Table_20_Contents">
      <style:paragraph-properties fo:text-align="start" style:justify-single-word="false"/>
      <style:text-properties fo:font-size="12pt" style:font-size-asian="10.5pt" style:font-size-complex="12pt"/>
    </style:style>
    <style:style style:name="P48" style:family="paragraph" style:parent-style-name="Table_20_Contents">
      <style:paragraph-properties fo:text-align="center" style:justify-single-word="false"/>
      <style:text-properties fo:font-size="12pt" style:font-size-asian="10.5pt" style:font-size-complex="12pt"/>
    </style:style>
    <style:style style:name="P49"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2pt" style:text-underline-style="none"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weight-asian="bold" style:font-size-complex="12pt"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Linienend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Linienend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Linienend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tion von Wertschöpfungsprozessen</text:p>
      <text:p text:style-name="P2"/>
      <text:p text:style-name="P2">Jedes Unternehmen wird durch den Gesetzgeber (HGB $240) verpflichtet, mindestens einmal im Jahr eine Bestandsaufnahme seines Vermögens und seiner Schulden durchzuführen.</text:p>
      <text:p text:style-name="P2"/>
      <text:list xml:id="list12134968501" text:style-name="L1">
        <text:list-item>
          <text:p text:style-name="P18">Inventur</text:p>
          <text:list>
            <text:list-item>
              <text:p text:style-name="P25">Erfassung aller Vermögensteile und Schulden nach Art, Menge und Wert zu einem bestimmten Zeitpunkt</text:p>
              <text:p text:style-name="P25">(Stichtagsinventur +/- 10 Tage)</text:p>
            </text:list-item>
            <text:list-item>
              <text:p text:style-name="P25">Arten:</text:p>
              <text:list>
                <text:list-header>
                  <text:p text:style-name="P25">→ körperlich<text:tab/>(z.B. Material, Betriebsausstattung, Bargeld)</text:p>
                  <text:p text:style-name="P25">→ buchmäßig<text:tab/>(z.B. Forderungen, Verbindlichkeiten, Ratenzahlungen)</text:p>
                </text:list-header>
              </text:list>
            </text:list-item>
          </text:list>
        </text:list-item>
      </text:list>
      <text:list xml:id="list892897456" text:style-name="L2">
        <text:list-item>
          <text:list>
            <text:list-item>
              <text:p text:style-name="P26">Vereinfachungen:</text:p>
              <text:list>
                <text:list-header>
                  <text:p text:style-name="P26">→ verlegte Inventur</text:p>
                  <text:list>
                    <text:list-header>
                      <text:p text:style-name="P26">3 Monate vor bzw. 2 Monate nach Ende des Geschäftsjahres</text:p>
                    </text:list-header>
                  </text:list>
                </text:list-header>
              </text:list>
            </text:list-item>
          </text:list>
        </text:list-item>
      </text:list>
      <text:p text:style-name="P2"><text:tab/><text:tab/>→ Stichprobeninventur</text:p>
      <text:p text:style-name="P2"><text:tab/><text:tab/> <text:s text:c="4"/>wird dann hochgerechnet</text:p>
      <text:p text:style-name="P2"><text:tab/><text:tab/>→ permanente Inventur</text:p>
      <text:list xml:id="list432831059" text:style-name="L3">
        <text:list-item>
          <text:list>
            <text:list-item>
              <text:p text:style-name="P27">Das somit ermittelte Vermögen sowie die Schulden werden in einem Verzeichnis zusammengefasst</text:p>
            </text:list-item>
          </text:list>
        </text:list-item>
      </text:list>
      <text:p text:style-name="P6"/>
      <text:list xml:id="list1482112039" text:style-name="L4">
        <text:list-item>
          <text:p text:style-name="P19">Inventar</text:p>
          <text:list>
            <text:list-item>
              <text:p text:style-name="P28">Aufbau:</text:p>
              <text:list>
                <text:list-header>
                  <text:p text:style-name="P28">a) Vermögen</text:p>
                  <text:list>
                    <text:list-item>
                      <text:list>
                        <text:list-header>
                          <text:p text:style-name="P28">I) Anlagevermögen</text:p>
                          <text:p text:style-name="P28">II) Umlaufvermögen</text:p>
                        </text:list-header>
                      </text:list>
                    </text:list-item>
                  </text:list>
                </text:list-header>
              </text:list>
            </text:list-item>
          </text:list>
        </text:list-item>
      </text:list>
      <text:p text:style-name="P2"><text:tab/><text:tab/>b) Schulden</text:p>
      <text:p text:style-name="P2"><text:tab/><text:tab/><text:tab/>I) langfristige</text:p>
      <text:p text:style-name="P2"><text:tab/><text:tab/><text:tab/>II) kurzfristige</text:p>
      <text:p text:style-name="P2"><text:tab/><text:tab/>c) Reinvermögen</text:p>
      <text:list xml:id="list1422379511" text:style-name="L5">
        <text:list-item>
          <text:list>
            <text:list-item>
              <text:p text:style-name="P29">Die geforderte vollständige Aufzählung wird mit zunehmender Unternehmensgröße immer unübersichtlicher und schwieriger zu kontrollieren.</text:p>
            </text:list-item>
            <text:list-item>
              <text:p text:style-name="P29">Beispiel folgt auf der nächsten Seite (Seite 2)</text:p>
            </text:list-item>
          </text:list>
        </text:list-item>
      </text:list>
      <text:p text:style-name="P2"/>
      <text:list xml:id="list1291869434" text:style-name="L6">
        <text:list-item>
          <text:p text:style-name="P20">Bilanz</text:p>
          <text:list>
            <text:list-item>
              <text:p text:style-name="P30">kurzgefasstes Inventar</text:p>
            </text:list-item>
            <text:list-item>
              <text:p text:style-name="P30">Unterschiede zum Inventar</text:p>
              <text:list>
                <text:list-header>
                  <text:p text:style-name="P30">→ nur Hauptpositionen</text:p>
                  <text:p text:style-name="P30">→ nur Wertangaben</text:p>
                  <text:p text:style-name="P30">→ Anordnung von Vermögen &amp; Kapital in Kontenform</text:p>
                  <text:p text:style-name="P30">→ Unterschrift vom Eigentümer</text:p>
                  <text:p text:style-name="P30">→ Mindestaufbewahrungszeit = 10 Jahre</text:p>
                </text:list-header>
              </text:list>
            </text:list-item>
          </text:list>
        </text:list-item>
      </text:list>
      <text:list xml:id="list2052490331" text:style-name="L7">
        <text:list-item>
          <text:list>
            <text:list-item>
              <text:p text:style-name="P31">Aufbau</text:p>
            </text:list-item>
          </text:list>
        </text:list-item>
      </text:list>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8"/>
          </table:table-cell>
          <table:table-cell table:style-name="Tabelle1.A1" table:number-columns-spanned="2" office:value-type="string">
            <text:p text:style-name="P10">Bilanz</text:p>
          </table:table-cell>
          <table:covered-table-cell/>
          <table:table-cell table:style-name="Tabelle1.A1" office:value-type="string">
            <text:p text:style-name="P8"/>
          </table:table-cell>
        </table:table-row>
        <table:table-row>
          <table:table-cell table:style-name="Tabelle1.A1" office:value-type="string">
            <text:p text:style-name="P11">Aktivavermögen</text:p>
          </table:table-cell>
          <table:table-cell table:style-name="Tabelle1.A1" table:number-columns-spanned="2" office:value-type="string">
            <text:p text:style-name="P11"/>
          </table:table-cell>
          <table:covered-table-cell/>
          <table:table-cell table:style-name="Tabelle1.A1" office:value-type="string">
            <text:p text:style-name="P11">Passivakapital</text:p>
          </table:table-cell>
        </table:table-row>
        <table:table-row>
          <table:table-cell table:style-name="Tabelle1.A1" office:value-type="string">
            <text:p text:style-name="P8">A) Anlagevermögen</text:p>
          </table:table-cell>
          <table:table-cell table:style-name="Tabelle1.A1" table:number-columns-spanned="2" office:value-type="string">
            <text:p text:style-name="P8"/>
          </table:table-cell>
          <table:covered-table-cell/>
          <table:table-cell table:style-name="Tabelle1.A1" office:value-type="string">
            <text:p text:style-name="P9">A) Eigenkapital</text:p>
          </table:table-cell>
        </table:table-row>
        <table:table-row>
          <table:table-cell table:style-name="Tabelle1.A1" office:value-type="string">
            <text:p text:style-name="P8">B) Umlaufvermögen</text:p>
          </table:table-cell>
          <table:table-cell table:style-name="Tabelle1.A1" table:number-columns-spanned="2" office:value-type="string">
            <text:p text:style-name="P8"/>
          </table:table-cell>
          <table:covered-table-cell/>
          <table:table-cell table:style-name="Tabelle1.A1" office:value-type="string">
            <text:p text:style-name="P9">B) Schulden</text:p>
          </table:table-cell>
        </table:table-row>
        <table:table-row>
          <table:table-cell table:style-name="Tabelle1.A1" table:number-columns-spanned="2" office:value-type="string">
            <text:p text:style-name="P9">Summe Vermögen = </text:p>
          </table:table-cell>
          <table:covered-table-cell/>
          <table:table-cell table:style-name="Tabelle1.A1" table:number-columns-spanned="2" office:value-type="string">
            <text:p text:style-name="P8"><text:s/>= Summe Kapital</text:p>
          </table:table-cell>
          <table:covered-table-cell/>
        </table:table-row>
      </table:table>
      <text:p text:style-name="P5"/>
      <text:p text:style-name="P5"><text:soft-page-break/>Beispiel Inventar</text:p>
      <table:table table:name="Tabelle2" table:style-name="Tabelle2">
        <table:table-column table:style-name="Tabelle2.A"/>
        <table:table-column table:style-name="Tabelle2.B"/>
        <table:table-column table:style-name="Tabelle2.C"/>
        <table:table-row>
          <table:table-cell table:style-name="Tabelle2.A1" office:value-type="string">
            <text:p text:style-name="P8">A. Vermögen</text:p>
            <text:p text:style-name="P8"><text:s text:c="5"/>I. Anlagevermögen</text:p>
            <text:p text:style-name="P8"><text:s text:c="10"/>1. Gebäude, Goseriede 41</text:p>
            <text:p text:style-name="P8"><text:s text:c="10"/>2. Maschinen lt. bes. Verz., Anlage 1</text:p>
            <text:p text:style-name="P8"><text:s text:c="10"/>3. Fuhrpark</text:p>
            <text:p text:style-name="P8"><text:s text:c="15"/>- 2 LKW</text:p>
            <text:p text:style-name="P8"><text:s text:c="15"/>- 3 PKW</text:p>
            <text:p text:style-name="P8"><text:s text:c="10"/>4. Betriebs- und Geschäftsausstattung lt. bes. Verz., Anlage 2</text:p>
            <text:p text:style-name="P8"><text:s text:c="5"/>II. Umlaufvermögen</text:p>
            <text:p text:style-name="P8"><text:s text:c="10"/>1. Rohstoffe lt. bes. Verz., Anlage 3</text:p>
            <text:p text:style-name="P8"><text:s text:c="10"/>2. Hilftsstoffe lt. bes. Verz., Anlage 4</text:p>
            <text:p text:style-name="P8"><text:s text:c="10"/>3. Betriebsstoffe lt. bes. Verz., Anlage 5</text:p>
            <text:p text:style-name="P8"><text:s text:c="10"/>4. Unfertige Erzeugnisse lt. bes. Verz., Anlage 6</text:p>
            <text:p text:style-name="P8"><text:s text:c="10"/>5. Fertigerzeugnisse</text:p>
            <text:p text:style-name="P8"><text:s text:c="13"/>Damenoberbekleidung lt. bes. Verz., Anlage 7</text:p>
            <text:p text:style-name="P8"><text:s text:c="13"/>Herrenoberbekleidung lt. bes. Verz., Anlage 8</text:p>
            <text:p text:style-name="P8"><text:s text:c="10"/>6. Forderungen an Kunden</text:p>
            <text:p text:style-name="P8"><text:s text:c="13"/>- Söffgen OHG, Rösrath</text:p>
            <text:p text:style-name="P8"><text:s text:c="13"/>- Gertrud Schön e. Kfr, Hamburg</text:p>
            <text:p text:style-name="P8"><text:s text:c="13"/>- Hampe KG, Halle</text:p>
            <text:p text:style-name="P8"><text:s text:c="10"/>7. Kassenbestand</text:p>
            <text:p text:style-name="P8"><text:s text:c="10"/>8. Guthaben bei Kreditinstituten</text:p>
            <text:p text:style-name="P8"><text:s text:c="13"/>- Kreissparkasse Hannover</text:p>
            <text:p text:style-name="P8"><text:s text:c="13"/>- Lindener Volksbank</text:p>
            <text:p text:style-name="P8"><text:s text:c="3"/>Summe des Vermögens</text:p>
            <text:p text:style-name="P8">B. Schulden (Fremdkapital)</text:p>
            <text:p text:style-name="P8"><text:s text:c="5"/>I. Langfristige Schulden</text:p>
            <text:p text:style-name="P8"><text:s text:c="10"/>1. Hypothek des Kreissparkasse Hannover</text:p>
            <text:p text:style-name="P8"><text:s text:c="10"/>2. Darlehen der Lindener Volksbank</text:p>
            <text:p text:style-name="P8"><text:s text:c="5"/>II. Kurzfristige Schulden</text:p>
            <text:p text:style-name="P8"><text:s text:c="10"/>Verbindlichkeiten gegenüber Lieferern</text:p>
            <text:p text:style-name="P8"><text:s text:c="10"/>- B. Müller OHG, Heidelberg</text:p>
            <text:p text:style-name="P8"><text:s text:c="10"/>- Emut GmbH, Hofgeismar</text:p>
            <text:p text:style-name="P8"><text:s text:c="10"/>- Vödisch AG, Hannover</text:p>
            <text:p text:style-name="P8"><text:s text:c="5"/>Summe der Schulden</text:p>
            <text:p text:style-name="P8">C. Errechnen des Reinvermögens (Eigenkapital)</text:p>
            <text:p text:style-name="P8"><text:s text:c="7"/>Summe des Vermögens</text:p>
            <text:p text:style-name="P8"><text:s text:c="5"/>- Summe der Schulden</text:p>
            <text:p text:style-name="P8"><text:s text:c="5"/>= Reinvermögen (Eigenkapital)</text:p>
          </table:table-cell>
          <table:table-cell table:style-name="Tabelle2.A1" office:value-type="string">
            <text:p text:style-name="P10">€</text:p>
            <text:p text:style-name="P9"/>
            <text:p text:style-name="P9"/>
            <text:p text:style-name="P9"/>
            <text:p text:style-name="P9"/>
            <text:p text:style-name="P9">122.000,00</text:p>
            <text:p text:style-name="P13">58.000,00</text:p>
            <text:p text:style-name="P9"/>
            <text:p text:style-name="P9"/>
            <text:p text:style-name="P9"/>
            <text:p text:style-name="P9"/>
            <text:p text:style-name="P9"/>
            <text:p text:style-name="P9"/>
            <text:p text:style-name="P9"/>
            <text:p text:style-name="P9">253.000,00</text:p>
            <text:p text:style-name="P13">278.000,00</text:p>
            <text:p text:style-name="P9"/>
            <text:p text:style-name="P9">32.800,00</text:p>
            <text:p text:style-name="P9">118.700,00</text:p>
            <text:p text:style-name="P13">28.300,00</text:p>
            <text:p text:style-name="P9"/>
            <text:p text:style-name="P9"/>
            <text:p text:style-name="P9">78.700,00</text:p>
            <text:p text:style-name="P13">64.200,00</text:p>
            <text:p text:style-name="P9"/>
            <text:p text:style-name="P9"/>
            <text:p text:style-name="P9"/>
            <text:p text:style-name="P9"/>
            <text:p text:style-name="P9"/>
            <text:p text:style-name="P9"/>
            <text:p text:style-name="P9"/>
            <text:p text:style-name="P9">197.000,00</text:p>
            <text:p text:style-name="P9">153.000,00</text:p>
            <text:p text:style-name="P13">119.300,00</text:p>
          </table:table-cell>
          <table:table-cell table:style-name="Tabelle2.C1" office:value-type="string">
            <text:p text:style-name="P10">€</text:p>
            <text:p text:style-name="P9"/>
            <text:p text:style-name="P9">650.000,00</text:p>
            <text:p text:style-name="P9">330.000,00</text:p>
            <text:p text:style-name="P9"/>
            <text:p text:style-name="P9"/>
            <text:p text:style-name="P9">180.000,00</text:p>
            <text:p text:style-name="P9">124.000,00</text:p>
            <text:p text:style-name="P9"/>
            <text:p text:style-name="P9">280.000,00</text:p>
            <text:p text:style-name="P9">70.000,00</text:p>
            <text:p text:style-name="P9">90.000,00</text:p>
            <text:p text:style-name="P9">250.000,00</text:p>
            <text:p text:style-name="P9"/>
            <text:p text:style-name="P9"/>
            <text:p text:style-name="P9">531.000,00</text:p>
            <text:p text:style-name="P9"/>
            <text:p text:style-name="P9"/>
            <text:p text:style-name="P9"/>
            <text:p text:style-name="P9">179.000,00</text:p>
            <text:p text:style-name="P9">25.900,00</text:p>
            <text:p text:style-name="P9"/>
            <text:p text:style-name="P9"/>
            <text:p text:style-name="P13">142.900,00</text:p>
            <text:p text:style-name="P12">2.853.600,00</text:p>
            <text:p text:style-name="P9"/>
            <text:p text:style-name="P9"/>
            <text:p text:style-name="P9">525.000,00</text:p>
            <text:p text:style-name="P9">645.000,00</text:p>
            <text:p text:style-name="P9"/>
            <text:p text:style-name="P9"/>
            <text:p text:style-name="P9"/>
            <text:p text:style-name="P9"/>
            <text:p text:style-name="P13">469.300,00</text:p>
            <text:p text:style-name="P12">1.639.300,00</text:p>
            <text:p text:style-name="P9"/>
            <text:p text:style-name="P9">2.853.600,00</text:p>
            <text:p text:style-name="P13">1.639.300,00</text:p>
            <text:p text:style-name="P12">1.214.300,00</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Beispiel Bilanz</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8">Aktiva</text:p>
          </table:table-cell>
          <table:table-cell table:style-name="Tabelle3.A1" table:number-columns-spanned="3" office:value-type="string">
            <text:p text:style-name="P10">Bilanz</text:p>
          </table:table-cell>
          <table:covered-table-cell/>
          <table:covered-table-cell/>
          <table:table-cell table:style-name="Tabelle3.E1" table:number-columns-spanned="2" office:value-type="string">
            <text:p text:style-name="P9">Passiva</text:p>
          </table:table-cell>
          <table:covered-table-cell/>
        </table:table-row>
        <table:table-row>
          <table:table-cell table:style-name="Tabelle3.A2" table:number-columns-spanned="2" office:value-type="string">
            <text:p text:style-name="P8">A. Vermögen</text:p>
            <text:p text:style-name="P8"><text:s text:c="5"/>1. Gebäude</text:p>
            <text:p text:style-name="P8"><text:s text:c="5"/>2. Maschinen </text:p>
            <text:p text:style-name="P8"><text:s text:c="5"/>3. Fuhrpark</text:p>
            <text:p text:style-name="P8"><text:s text:c="5"/>4. Betriebs- und Gesch.-Ausst.</text:p>
            <text:p text:style-name="P8">B. Umlaufvermögen</text:p>
            <text:p text:style-name="P8"><text:s text:c="5"/>1. Rohstoffe</text:p>
            <text:p text:style-name="P8"><text:s text:c="5"/>2. Hilftsstoffe</text:p>
            <text:p text:style-name="P8"><text:s text:c="5"/>3. Betriebsstoffe</text:p>
            <text:p text:style-name="P8"><text:s text:c="5"/>4. Unfertige Erzeugnisse</text:p>
            <text:p text:style-name="P8"><text:s text:c="5"/>5. Fertigerzeugnisse</text:p>
            <text:p text:style-name="P8"><text:s text:c="5"/>6. Forderungen an LL</text:p>
            <text:p text:style-name="P8"><text:s text:c="5"/>7. Kassenbestand</text:p>
            <text:p text:style-name="P8"><draw:line text:anchor-type="paragraph" draw:z-index="0" draw:style-name="gr1" draw:text-style-name="P49" svg:x1="8.456cm" svg:y1="0.409cm" svg:x2="8.932cm" svg:y2="0.409cm"><text:p/></draw:line> <text:s text:c="4"/>8. Guthaben bei Kreditinst.</text:p>
          </table:table-cell>
          <table:covered-table-cell/>
          <table:table-cell table:style-name="Tabelle3.A2" office:value-type="string">
            <text:p text:style-name="P9"/>
            <text:p text:style-name="P9">650.000,00</text:p>
            <text:p text:style-name="P9">590.000,00</text:p>
            <text:p text:style-name="P9">180.000,00</text:p>
            <text:p text:style-name="P9">224.000,00</text:p>
            <text:p text:style-name="P9"/>
            <text:p text:style-name="P9">610.000,00</text:p>
            <text:p text:style-name="P9">190.000,00</text:p>
            <text:p text:style-name="P9">140.000,00</text:p>
            <text:p text:style-name="P9">430.000,00</text:p>
            <text:p text:style-name="P9">920.000,00</text:p>
            <text:p text:style-name="P9">179.000,00</text:p>
            <text:p text:style-name="P9">15.900,00</text:p>
            <text:p text:style-name="P13">342.900,00</text:p>
            <text:p text:style-name="P12">4.472.600,00</text:p>
          </table:table-cell>
          <table:table-cell table:style-name="Tabelle3.A2" table:number-columns-spanned="2" office:value-type="string">
            <text:p text:style-name="P8">A. Eigenkapital</text:p>
            <text:p text:style-name="P8">B. Schulden</text:p>
            <text:p text:style-name="P8"><text:s text:c="5"/>1. Hypothekenschulden</text:p>
            <text:p text:style-name="P8"><text:s text:c="5"/>2. Darlehensschulden</text:p>
            <text:p text:style-name="P8"><text:s text:c="5"/>3. Verbindlichenkeiten an LL</text:p>
          </table:table-cell>
          <table:covered-table-cell/>
          <table:table-cell table:style-name="Tabelle3.F2" office:value-type="string">
            <text:p text:style-name="P9">1.884.000,00</text:p>
            <text:p text:style-name="P9"/>
            <text:p text:style-name="P9">525.000,00</text:p>
            <text:p text:style-name="P9">1.245.000,00</text:p>
            <text:p text:style-name="P9"><draw:line text:anchor-type="paragraph" draw:z-index="1" draw:style-name="gr1" draw:text-style-name="P49" svg:x1="0.254cm" svg:y1="0.425cm" svg:x2="-0.09cm" svg:y2="0.425cm"><text:p/></draw:line><draw:line text:anchor-type="paragraph" draw:z-index="2" draw:style-name="gr1" draw:text-style-name="P49" svg:x1="-5.567cm" svg:y1="4.791cm" svg:x2="-0.09cm" svg:y2="0.425cm"><text:p/></draw:line>818.300,00</text:p>
            <text:p text:style-name="P9"/>
            <text:p text:style-name="P9"/>
            <text:p text:style-name="P9"/>
            <text:p text:style-name="P9"/>
            <text:p text:style-name="P9"/>
            <text:p text:style-name="P9"/>
            <text:p text:style-name="P9"/>
            <text:p text:style-name="P13"/>
            <text:p text:style-name="P14"><text:s text:c="21"/></text:p>
            <text:p text:style-name="P12">4.472.600,00</text:p>
          </table:table-cell>
        </table:table-row>
      </table:table>
      <text:p text:style-name="P2"/>
      <text:p text:style-name="P4">Bilanzänderung</text:p>
      <text:list xml:id="list2162308558" text:style-name="L8">
        <text:list-item>
          <text:p text:style-name="P32">Aktivtausch</text:p>
          <text:p text:style-name="P32">(z.B. Barkauf von Material)</text:p>
        </text:list-item>
        <text:list-item>
          <text:p text:style-name="P32">Passivtausch</text:p>
          <text:p text:style-name="P32">(z.B. Darlehenstilgung mit Eigenkapital</text:p>
        </text:list-item>
        <text:list-item>
          <text:p text:style-name="P32">Aktiv-Passivmehrung</text:p>
          <text:p text:style-name="P32">(z.B. Kauf auf Ziel)</text:p>
        </text:list-item>
        <text:list-item>
          <text:p text:style-name="P32">Aktiv-Passivminderung</text:p>
          <text:p text:style-name="P32">(z.B. Bezahlung der Rechnungen mit Bankguthaben)</text:p>
        </text:list-item>
      </text:list>
      <text:p text:style-name="P4"/>
      <text:list xml:id="list101731518" text:style-name="L9">
        <text:list-item>
          <text:p text:style-name="P21">Hauptbuch</text:p>
          <text:p text:style-name="P33">→ Nachweis der Veränderungen innerhalb eines Geschäftsjahres</text:p>
          <text:list>
            <text:list-header>
              <text:p text:style-name="P33">→ Bestandkonten … </text:p>
            </text:list-header>
          </text:list>
        </text:list-item>
      </text:list>
      <text:list xml:id="list560945435" text:style-name="L10">
        <text:list-item>
          <text:list>
            <text:list-item>
              <text:p text:style-name="P34">prinzipieller Aufbau:</text:p>
              <text:list>
                <text:list-header>
                  <text:p text:style-name="P34"><text:span text:style-name="T1">Soll</text:span>seite<text:tab/><text:tab/><text:tab/><text:span text:style-name="T1">Haben</text:span>seite</text:p>
                  <text:p text:style-name="P34">(links)<text:tab/><text:tab/><text:tab/><text:tab/>(rechts)</text:p>
                  <text:p text:style-name="P34">→ ausgehend von der Bilanz unterscheidet man Aktiv- und Passivkonten</text:p>
                </text:list-header>
              </text:list>
            </text:list-item>
          </text:list>
        </text:list-item>
      </text:list>
      <text:p text:style-name="P2"/>
      <text:p text:style-name="P2"><text:tab/><text:span text:style-name="T2">4.1 Aktivkonten</text:span></text:p>
      <table:table table:name="Tabelle4" table:style-name="Tabelle4">
        <table:table-column table:style-name="Tabelle4.A"/>
        <table:table-column table:style-name="Tabelle4.B"/>
        <table:table-column table:style-name="Tabelle4.C"/>
        <table:table-row>
          <table:table-cell table:style-name="Tabelle4.A1" office:value-type="string">
            <text:p text:style-name="P15">Soll</text:p>
          </table:table-cell>
          <table:table-cell table:style-name="Tabelle4.A1" office:value-type="string">
            <text:p text:style-name="P15">Posten</text:p>
          </table:table-cell>
          <table:table-cell table:style-name="Tabelle4.C1" office:value-type="string">
            <text:p text:style-name="P15">Haben</text:p>
          </table:table-cell>
        </table:table-row>
        <table:table-row>
          <table:table-cell table:style-name="Tabelle4.A2" office:value-type="string">
            <text:p text:style-name="P15">Anfangsbestand</text:p>
          </table:table-cell>
          <table:table-cell table:style-name="Tabelle4.A2" office:value-type="string">
            <text:p text:style-name="P15"/>
          </table:table-cell>
          <table:table-cell table:style-name="Tabelle4.C2" office:value-type="string">
            <text:p text:style-name="P15"><text:s/>- Minderungen</text:p>
          </table:table-cell>
        </table:table-row>
        <table:table-row>
          <table:table-cell table:style-name="Tabelle4.A2" office:value-type="string">
            <text:p text:style-name="P15">+ Mehrungen</text:p>
          </table:table-cell>
          <table:table-cell table:style-name="Tabelle4.A2" office:value-type="string">
            <text:p text:style-name="P15"/>
          </table:table-cell>
          <table:table-cell table:style-name="Tabelle4.C2" office:value-type="string">
            <text:p text:style-name="P15"/>
          </table:table-cell>
        </table:table-row>
        <table:table-row>
          <table:table-cell table:style-name="Tabelle4.A2" office:value-type="string">
            <text:p text:style-name="P15"/>
          </table:table-cell>
          <table:table-cell table:style-name="Tabelle4.A2" office:value-type="string">
            <text:p text:style-name="P15"/>
          </table:table-cell>
          <table:table-cell table:style-name="Tabelle4.C2" office:value-type="string">
            <text:p text:style-name="P15">Schlussbestand</text:p>
          </table:table-cell>
        </table:table-row>
      </table:table>
      <text:p text:style-name="P2"/>
      <text:p text:style-name="P2"><text:tab/><text:span text:style-name="T2">4.2 Passivkonten</text:span></text:p>
      <table:table table:name="Tabelle5" table:style-name="Tabelle5">
        <table:table-column table:style-name="Tabelle5.A" table:number-columns-repeated="3"/>
        <table:table-row>
          <table:table-cell table:style-name="Tabelle5.A1" office:value-type="string">
            <text:p text:style-name="P15">Soll</text:p>
          </table:table-cell>
          <table:table-cell table:style-name="Tabelle5.A1" office:value-type="string">
            <text:p text:style-name="P15">Posten</text:p>
          </table:table-cell>
          <table:table-cell table:style-name="Tabelle5.C1" office:value-type="string">
            <text:p text:style-name="P15">Haben</text:p>
          </table:table-cell>
        </table:table-row>
        <table:table-row>
          <table:table-cell table:style-name="Tabelle5.A2" office:value-type="string">
            <text:p text:style-name="P15"><text:s/>- Minderungen</text:p>
          </table:table-cell>
          <table:table-cell table:style-name="Tabelle5.A2" office:value-type="string">
            <text:p text:style-name="P15"/>
          </table:table-cell>
          <table:table-cell table:style-name="Tabelle5.C2" office:value-type="string">
            <text:p text:style-name="P15">Anfangsbestand</text:p>
          </table:table-cell>
        </table:table-row>
        <table:table-row>
          <table:table-cell table:style-name="Tabelle5.A2" office:value-type="string">
            <text:p text:style-name="P15"/>
          </table:table-cell>
          <table:table-cell table:style-name="Tabelle5.A2" office:value-type="string">
            <text:p text:style-name="P15"/>
          </table:table-cell>
          <table:table-cell table:style-name="Tabelle5.C2" office:value-type="string">
            <text:p text:style-name="P15">+ Mehrungen</text:p>
          </table:table-cell>
        </table:table-row>
        <table:table-row>
          <table:table-cell table:style-name="Tabelle5.A2" office:value-type="string">
            <text:p text:style-name="P15">Schlussbestand</text:p>
          </table:table-cell>
          <table:table-cell table:style-name="Tabelle5.A2" office:value-type="string">
            <text:p text:style-name="P15"/>
          </table:table-cell>
          <table:table-cell table:style-name="Tabelle5.C2" office:value-type="string">
            <text:p text:style-name="P15"/>
          </table:table-cell>
        </table:table-row>
      </table:table>
      <text:p text:style-name="P4"/>
      <text:list xml:id="list1447385065" text:style-name="L11">
        <text:list-item>
          <text:p text:style-name="P22"><text:soft-page-break/>Grundbuch<text:span text:style-name="T3"> (Journal)</text:span></text:p>
          <text:p text:style-name="P35">Aufzeichnung von Wertschöpfungsprozessen mittels Buchungssätzen</text:p>
          <text:p text:style-name="P35">d.h. zeitlich geordnete lückenlose Aufzeichnung an Hand von Rechnungen, Quittungen</text:p>
          <text:p text:style-name="P35">mögl. Aufbau</text:p>
        </text:list-item>
      </text:list>
      <text:p text:style-name="P2"><text:tab/></text:p>
      <table:table table:name="Tabelle6" table:style-name="Tabelle6">
        <table:table-column table:style-name="Tabelle6.A" table:number-columns-repeated="3"/>
        <table:table-column table:style-name="Tabelle6.D"/>
        <table:table-row>
          <table:table-cell table:style-name="Tabelle6.A1" office:value-type="string">
            <text:p text:style-name="P15">Datum</text:p>
          </table:table-cell>
          <table:table-cell table:style-name="Tabelle6.A1" office:value-type="string">
            <text:p text:style-name="P15">Buchungssatz</text:p>
          </table:table-cell>
          <table:table-cell table:style-name="Tabelle6.A1" office:value-type="string">
            <text:p text:style-name="P15">Sollkonto </text:p>
          </table:table-cell>
          <table:table-cell table:style-name="Tabelle6.D1" office:value-type="string">
            <text:p text:style-name="P15">Habenkonto</text:p>
          </table:table-cell>
        </table:table-row>
        <table:table-row>
          <table:table-cell table:style-name="Tabelle6.A2" office:value-type="string">
            <text:p text:style-name="P15">01.03.2013</text:p>
          </table:table-cell>
          <table:table-cell table:style-name="Tabelle6.A2" office:value-type="string">
            <text:p text:style-name="P15">Waren </text:p>
            <text:p text:style-name="P15">an Kasse</text:p>
          </table:table-cell>
          <table:table-cell table:style-name="Tabelle6.A2" office:value-type="string">
            <text:p text:style-name="P15">400€</text:p>
          </table:table-cell>
          <table:table-cell table:style-name="Tabelle6.D2" office:value-type="string">
            <text:p text:style-name="P15"/>
            <text:p text:style-name="P15">400€</text:p>
          </table:table-cell>
        </table:table-row>
      </table:table>
      <text:p text:style-name="P2"/>
      <text:p text:style-name="P2"><text:tab/>Beachte: Buchungssätze immer Sollkonto an Habenkont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Umsatzsteuer / Vorsteuer</text:p>
      <text:p text:style-name="P3"/>
      <text:p text:style-name="P3">Eine wesentliche Einnahmequelle des Staates ist die Umsatzsteuer. </text:p>
      <text:p text:style-name="P3">Sie wird erhoben auf:</text:p>
      <text:list xml:id="list47107880" text:style-name="L12">
        <text:list-item>
          <text:list>
            <text:list-item>
              <text:list>
                <text:list-item>
                  <text:p text:style-name="P45">Lieferungen und sonstige Leistungen eines Unternehmen im Innland gegen Entgelt</text:p>
                </text:list-item>
                <text:list-item>
                  <text:p text:style-name="P45">Eigenverbrauch des Unternehmens</text:p>
                </text:list-item>
                <text:list-item>
                  <text:p text:style-name="P45">auf Importe aus Nicht-EU-Mitgliedstaaten</text:p>
                </text:list-item>
                <text:list-item>
                  <text:p text:style-name="P45">Innergemeinschaftlichen Erwerb gegen Entgelt</text:p>
                </text:list-item>
              </text:list>
            </text:list-item>
          </text:list>
        </text:list-item>
      </text:list>
      <text:p text:style-name="P3">Umsatzsteuerfrei sind:</text:p>
      <text:list xml:id="list1633717707" text:style-name="L13">
        <text:list-item>
          <text:p text:style-name="P46">Abwasser</text:p>
        </text:list-item>
        <text:list-item>
          <text:p text:style-name="P46">Arztleistungen</text:p>
        </text:list-item>
        <text:list-item>
          <text:p text:style-name="P46">Zinsen</text:p>
        </text:list-item>
        <text:list-item>
          <text:p text:style-name="P46">Exporte</text:p>
        </text:list-item>
      </text:list>
      <text:p text:style-name="P3">Der Regelsteuersatz beträgt zur Zeit 19%, der ermäßigte 7%.</text:p>
      <text:p text:style-name="P3">Die Berechnungsgrundlage ist der Nettobetrag und ergibt mit diesem den Brutto-Rechnungsbetrag</text:p>
      <text:p text:style-name="P3"/>
      <text:p text:style-name="P7"><text:span text:style-name="T4"><text:tab/></text:span><text:span text:style-name="T5">Die Umsatzsteuer (% und Betrag) ist auf jeder Rechnung auszuweisen!</text:span></text:p>
      <text:p text:style-name="P3"/>
      <text:p text:style-name="P3">1. Eingangsrechnung</text:p>
      <text:p text:style-name="P3"><text:tab/><text:tab/>Rechnungsbetrag:<text:tab/>2380,00€</text:p>
      <text:p text:style-name="P3"><text:tab/><text:tab/>Umsatzsteuer (19%):<text:tab/> <text:s/>380,00€</text:p>
      <text:p text:style-name="P3"><text:tab/><text:tab/>Warenwert:<text:tab/><text:tab/>2000,00€</text:p>
      <text:p text:style-name="P3">2. Ausgangsrechnung</text:p>
      <text:p text:style-name="P3"><text:tab/><text:tab/>Warenwert:<text:tab/><text:tab/>2500,00€</text:p>
      <text:p text:style-name="P3"><text:tab/><text:tab/>Umsatzsteuer (19%):<text:tab/> <text:s/>475,00€</text:p>
      <text:p text:style-name="P3"><text:tab/><text:tab/>Rechnungsbetrag:<text:tab/>2975,00€</text:p>
      <text:p text:style-name="P3"/>
      <text:p text:style-name="P3">Fur Unternehmen ist die Umsatzsteuer ein Durchlaufposten, d.h. Sie verrechnen die gezahlte mit der eingenommenen Umsatzsteuer und führen die Mehreinnahmen je Abrechnungszeitraum ans Finanzamt ab oder bekommen die Mindereinnahmen zurück.</text:p>
      <text:p text:style-name="P3">Unternehmen selbst zahlen keine Mehrwertsteuer.</text:p>
      <text:p text:style-name="P3">Sie sid nur das „Inkassoinstitut“, welches Kunden sofort die Mehrwertsteuer „eintreibt“.</text:p>
      <text:p text:style-name="P3"/>
      <text:p text:style-name="P3">Im obigen Beispiel müsste das Unternehmen folglich 95€ abführen oder zurück erhalt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Prokura</text:p>
      <text:p text:style-name="P2"/>
      <text:list xml:id="list1545217177" text:style-name="L14">
        <text:list-item>
          <text:p text:style-name="P36">Begriff: Vollmacht von einem Vollkaufmann für alle Arten von Rechtsgeschäfte, die ein Handelsbetrieb mit sich bringen kann.</text:p>
          <text:list>
            <text:list-header>
              <text:p text:style-name="P36">→ Prokurist</text:p>
            </text:list-header>
          </text:list>
        </text:list-item>
        <text:list-item>
          <text:p text:style-name="P36">Eintragung ins Handelsregister</text:p>
        </text:list-item>
        <text:list-item>
          <text:p text:style-name="P36">Unterschrift mit: pp. Oder ppa.</text:p>
        </text:list-item>
        <text:list-item>
          <text:p text:style-name="P36">Gesetzliche Festlegungen</text:p>
          <text:list>
            <text:list-item>
              <text:list>
                <text:list-item>
                  <text:p text:style-name="P36">verboten sind:</text:p>
                  <text:list>
                    <text:list-header>
                      <text:p text:style-name="P36">- private Angelegenheiten des Inhabers</text:p>
                      <text:p text:style-name="P36">- einen Eid zu leisten</text:p>
                      <text:p text:style-name="P36">- Steuererklärungen und Bilanzen zu unterschreiben</text:p>
                      <text:p text:style-name="P36">- Konkurs anzumelden</text:p>
                      <text:p text:style-name="P36">- Eintragung im Handelsregister anzumelden</text:p>
                      <text:p text:style-name="P36">- Prokura zu erteilen</text:p>
                      <text:p text:style-name="P36">- Gesellschafter aufzunehmen</text:p>
                      <text:p text:style-name="P36">- Geschäft zu verkaufen</text:p>
                    </text:list-header>
                  </text:list>
                </text:list-item>
              </text:list>
            </text:list-item>
          </text:list>
        </text:list-item>
        <text:list-item>
          <text:p text:style-name="P36">für Grundstücke und Immobilien </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Abschreibung</text:p>
      <text:p text:style-name="P2"/>
      <text:p text:style-name="P2">Ausgangssituation:</text:p>
      <text:list xml:id="list841306612" text:style-name="L15">
        <text:list-item>
          <text:p text:style-name="P37">Die Anschaffungskosten eines Wirtschaftsgutes müssen im Verkaufspreis der angebotenen Leistungen erhalten sein (Kostenrechnung)</text:p>
        </text:list-item>
        <text:list-item>
          <text:p text:style-name="P37">Die Anschaffungskosten dieses Wirtschaftsgutes müssen beim Unternehmensgewinn steuerlich berücksichtigt werden</text:p>
        </text:list-item>
        <text:list-item>
          <text:p text:style-name="P37">Jeder Wertverlust eines Wirtschaftsgutes muss in der Bilanz erfasst werden</text:p>
        </text:list-item>
      </text:list>
      <text:p text:style-name="P2"/>
      <text:p text:style-name="P2">Das erfolgt mittels Abschreibung (Wertminderung)</text:p>
      <text:p text:style-name="P2"/>
      <text:p text:style-name="P2">Eine Wertminderung entsteht u.a. durch Alterung und Verschleiß (Finanzverwaltung legt betriebsgewöhnliche Nutzungsdauer fest), aber auch durch Unfälle, Naturereignisse, Witterungseinflüsse, technischen Fortschritt usw. (Sonderabschreibungen.</text:p>
      <text:p text:style-name="P2"/>
      <text:p text:style-name="P2">Dazu gibt es verschiedene Verfahren, z.B.:</text:p>
      <text:list xml:id="list625118811" text:style-name="L16">
        <text:list-item>
          <text:p text:style-name="P38">lineare Abschreibung</text:p>
          <text:p text:style-name="P38">Anschaffungskosten werden gleichmäßig auf Nutzungsjahre aufgeteilt</text:p>
          <text:p text:style-name="P38">(Bsp.: 600€ / 3 Jahre d.h. Wertminderung pro Jahr (...)€)</text:p>
        </text:list-item>
      </text:list>
      <text:p text:style-name="P2"/>
      <text:p text:style-name="P2">Ein PKW kostet 24.000€, er kann sechs Jahre lang mit (...)€ abgeschrieben werden (…). </text:p>
      <text:p text:style-name="P2">Das heißt: Der zu versteuernde Gewinn des Unternehmens reduzieren sich pro Jahr um (...)€. Die Nutzungsdauer üblicher Wirtschaftsgüter hat das Bundesfinanzministerium festgelegt, und zwar in sogenannten AfA Tabellen (AfA steht für „Absetzung für Abnutzung“). Zum Beispiel haben Computer eine Lebensdauer von drei Jahren, Büromöbel kommen auf 13 Jahre.</text:p>
      <text:p text:style-name="P2"/>
      <text:list xml:id="list755580338" text:style-name="L17">
        <text:list-item>
          <text:p text:style-name="P39">degressive Abschreibung</text:p>
          <text:p text:style-name="P39">Abschreibung wird jährlich verringert</text:p>
        </text:list-item>
      </text:list>
      <text:p text:style-name="P2"/>
      <text:p text:style-name="P2">Ein PKW kostet 24.000€ (Nutzungsdauer: 6 Jahrre). Der 2,5fache Betrag der linearen Abschreibung </text:p>
      <text:p text:style-name="P2">aus Beispiel 1 beträgt 10.000€ ( 4.000€ x 2,5 = 10.000€). Die Höchstgrenze für die degressive Abschreibung liegt aber bei 25%, so dass nur 6.000€ im ersten Jahr abgeschrieben werden können 2.400€ x 0,25. Im zweiten Jahr wird der neue Buchwert des PKWs als Basis genommen: Die Abschreibung beträgt 4.500€ ( 18.000€ x 0,25). Auf diese Weise wird Jahr für Jahr gerechnet – bis im letzten Jahr ein Restbuchwert stehen bleibt, der vollständig abzuschreiben is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Debitoren / Kreditoren</text:p>
      <text:p text:style-name="P2">Als Debitoren werden Kunden bezeichnet, also Schuldner bzw. Leistungesempfänger.</text:p>
      <text:p text:style-name="P2">Debitorenkonten dienen der Erfassung, Zuordnung und Kontrolle von Außenständen und Zahlungen.</text:p>
      <text:p text:style-name="P2">Als Kreditoren werden Lieferanten bezeichnet, also Gläubiger.</text:p>
      <text:p text:style-name="P2">Kreditorenkonten dienen zur Erfassung, Zuordnung und Kontrolle von Lieferungen und Zahlunge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Geschäftsprozese und betriebliche Organisation</text:p>
      <text:p text:style-name="P2"/>
      <text:p text:style-name="P4">1. Managmentaufgaben<text:span text:style-name="T3"> (Führungsaufgaben)</text:span></text:p>
      <text:p text:style-name="P4">1.1 Grundlagen</text:p>
      <text:list xml:id="list556724708" text:style-name="L18">
        <text:list-item>
          <text:list>
            <text:list-item>
              <text:p text:style-name="P40">Aufgaben allgemein</text:p>
              <text:p text:style-name="P40">Unternehmensziele zu formulieren, zu setzen und für deren Erreichung zu sorgen</text:p>
            </text:list-item>
            <text:list-item>
              <text:p text:style-name="P23">Risiko:<text:span text:style-name="T3"> geplanter Erfolg der meisten Entscheidungen und Maßnahmen ist häufig nicht sicher, da viele unternehmensexterne Faktoren einwirken (Technologie, Wettbewerb, Politik, Wirtschaft, Gesellschaft)</text:span></text:p>
            </text:list-item>
            <text:list-item>
              <text:p text:style-name="P40">Managmentebenen (Ebenen, Planung, Zeitrahmenm Risiko, Detaillierungsgrad)</text:p>
              <text:p text:style-name="P23">Top-Managment<text:span text:style-name="T3"> ( Gesellschaftführung) → strategische, d.h. Grundsätzliche, langfristige existenzielle Planung und Entscheidungen</text:span></text:p>
              <text:p text:style-name="P23">Middle-Managment<text:span text:style-name="T3"> (Bereichsleitung) → taktische, d.h. Planung und Entscheidungen zur Umsetzung der strategischen Vorgaben</text:span></text:p>
              <text:p text:style-name="P23">Lower-Managment<text:span text:style-name="T3"> (Gruppenleitung) → operative, d.h. Planung und Entscheidungen zur Umsetzung der taktischen Vorgaben</text:span></text:p>
            </text:list-item>
            <text:list-item>
              <text:p text:style-name="P40">Managmentkreislauf (unabhängig von Managmentebenen)</text:p>
            </text:list-item>
          </text:list>
        </text:list-item>
      </text:list>
      <text:p text:style-name="P2"/>
      <text:p text:style-name="P2"/>
      <text:p text:style-name="P2"><draw:frame text:anchor-type="paragraph" draw:z-index="4" draw:style-name="gr3" svg:width="2.223cm" svg:height="0.742cm" svg:x="7.204cm" svg:y="0.159cm"><draw:text-box><text:p>Zielsetzung</text:p></draw:text-box></draw:frame></text:p>
      <text:p text:style-name="P2"><draw:ellipse text:anchor-type="paragraph" draw:z-index="3" draw:style-name="gr2" draw:text-style-name="P49" svg:width="4.869cm" svg:height="2.435cm" svg:x="5.749cm" svg:y="0.175cm"><text:p text:style-name="P49">Managmentkreislauf</text:p></draw:ellipse><draw:frame text:anchor-type="paragraph" draw:z-index="5" draw:style-name="gr3" svg:width="2.223cm" svg:height="0.742cm" svg:x="4.32cm" svg:y="0.328cm"><draw:text-box><text:p>Kontrolle</text:p></draw:text-box></draw:frame><draw:frame text:anchor-type="paragraph" draw:z-index="8" draw:style-name="gr3" svg:width="2.223cm" svg:height="0.742cm" svg:x="10.617cm" svg:y="0.339cm"><draw:text-box><text:p>Planung</text:p></draw:text-box></draw:frame></text:p>
      <text:p text:style-name="P2"/>
      <text:p text:style-name="P2"/>
      <text:p text:style-name="P2"/>
      <text:p text:style-name="P2"><draw:frame text:anchor-type="paragraph" draw:z-index="6" draw:style-name="gr3" svg:width="2.223cm" svg:height="0.742cm" svg:x="4.267cm" svg:y="0.429cm"><draw:text-box><text:p>Realisierung</text:p></draw:text-box></draw:frame><draw:frame text:anchor-type="paragraph" draw:z-index="7" draw:style-name="gr3" svg:width="2.594cm" svg:height="0.742cm" svg:x="9.876cm" svg:y="0.455cm"><draw:text-box><text:p>Entscheidung</text:p></draw:text-box></draw:frame></text:p>
      <text:p text:style-name="P2"/>
      <text:p text:style-name="P4">1.2 Rahmenbedingungen / Wettbewerbsfaktoren</text:p>
      <text:p text:style-name="P4">1.3 UN – Strategien (Organisations und Managmentstrukturen)</text:p>
      <text:p text:style-name="P2"/>
      <text:p text:style-name="P2"/>
      <text:p text:style-name="P2"/>
      <text:p text:style-name="P2"/>
      <text:p text:style-name="P2">→ z.T. bis zur Veränderung der Unternehmensstruktur</text:p>
      <text:p text:style-name="P2">→ Ziel: Geschäftsprozessorientierung</text:p>
      <text:p text:style-name="P2"><draw:line text:anchor-type="paragraph" draw:z-index="9" draw:style-name="gr4" draw:text-style-name="P49" svg:x1="3.102cm" svg:y1="0.132cm" svg:x2="2.388cm" svg:y2="0.899cm"><text:p/></draw:line><draw:line text:anchor-type="paragraph" draw:z-index="10" draw:style-name="gr5" draw:text-style-name="P49" svg:x1="5.273cm" svg:y1="0.926cm" svg:x2="3.103cm" svg:y2="0.132cm"><text:p/></draw:line><draw:line text:anchor-type="paragraph" draw:z-index="11" draw:style-name="gr5" draw:text-style-name="P49" svg:x1="9.665cm" svg:y1="0.899cm" svg:x2="3.103cm" svg:y2="0.132cm"><text:p/></draw:line></text:p>
      <text:p text:style-name="P2"/>
      <text:p text:style-name="P2">Prozessmanagment<text:tab/>Projektmanagment<text:tab/>Informationsmanagment</text:p>
      <text:p text:style-name="P2"/>
      <text:p text:style-name="P4">1.4 Informationsmanagment</text:p>
      <text:p text:style-name="P4">1.4.1 Informationen</text:p>
      <text:p text:style-name="P2">Bedeutung: Informationen sind erforderlich für Entscheidungen, Planungen und die Durchführung </text:p>
      <text:p text:style-name="P2"><text:tab/> <text:s text:c="6"/>von Tätitgkeiten in einem Unternehmen und bestimmen somit auch maßgeblich die </text:p>
      <text:p text:style-name="P2"><text:tab/> <text:s text:c="6"/>Konkurrenzfähigkeit un somit die Existenzsicherung.</text:p>
      <text:p text:style-name="P2"/>
      <text:p text:style-name="P2">Anforderungen:</text:p>
      <text:p text:style-name="P2"><text:tab/>→ Aktualität</text:p>
      <text:p text:style-name="P2"><text:tab/>→ Quantität</text:p>
      <text:p text:style-name="P2"><text:tab/>→ Qualität</text:p>
      <text:p text:style-name="P2"><text:tab/>→ Terminierung</text:p>
      <text:p text:style-name="P2"><text:tab/>→ Validität</text:p>
      <text:p text:style-name="P2"/>
      <text:p text:style-name="P2"/>
      <text:p text:style-name="P4"><text:soft-page-break/>1.4.2 Aufgabenbereiche des Informationsmanagment</text:p>
      <text:list xml:id="list73252853" text:style-name="L19">
        <text:list-item>
          <text:list>
            <text:list-item>
              <text:list>
                <text:list-item>
                  <text:p text:style-name="P41">Beschafung, Einsatz, Wartung, Weiterentwicklung und Aktualisierung der Informations- und Kommunikationstechnik im Unternehmen</text:p>
                </text:list-item>
                <text:list-item>
                  <text:p text:style-name="P41">Planung, Organisation und Realisierung der Informationsbeschafung, -bereitstellung, -übertragung und -speicherung sowie der Kommunikationswege</text:p>
                </text:list-item>
                <text:list-item>
                  <text:p text:style-name="P41">Planung, Organisation und Realisierung und Überwachung von Datenschutz- und Datensicherungsmaßnahmen</text:p>
                </text:list-item>
                <text:list-item>
                  <text:p text:style-name="P41">Schulung und Sensibilisierung der Mitarbeiter</text:p>
                </text:list-item>
                <text:list-item>
                  <text:p text:style-name="P41">Verwalten der Informationsbestände (Erfassen, Ändern, Löschen)</text:p>
                </text:list-item>
                <text:list-item>
                  <text:p text:style-name="P41">Planung, Organisation und Realisierung der Anwendungen der Informations- und Kommunikationstechniken im Unternehmen zur Bewältigung betrieblicher Problemstellungen</text:p>
                </text:list-item>
                <text:list-item>
                  <text:p text:style-name="P41">Integration des Informationsmanagments in die Aufgabenabwicklung der Funktionsbereiche</text:p>
                </text:list-item>
              </text:list>
            </text:list-item>
          </text:list>
        </text:list-item>
      </text:list>
      <text:p text:style-name="P2"/>
      <text:p text:style-name="P4">1.5 Betriebsorganisation</text:p>
      <text:p text:style-name="P2">Unternehmen = <text:s/>sozio. - techn. System</text:p>
      <text:p text:style-name="P2"><draw:line text:anchor-type="paragraph" draw:z-index="12" draw:style-name="gr4" draw:text-style-name="P49" svg:x1="3.261cm" svg:y1="0.894cm" svg:x2="3.261cm" svg:y2="0.18cm"><text:p/></draw:line><draw:line text:anchor-type="paragraph" draw:z-index="13" draw:style-name="gr4" draw:text-style-name="P49" svg:x1="5.67cm" svg:y1="0.841cm" svg:x2="4.717cm" svg:y2="0.153cm"><text:p/></draw:line></text:p>
      <text:p text:style-name="P2"/>
      <text:p text:style-name="P2"><text:tab/><text:tab/>Mensch<text:tab/>Technik</text:p>
      <text:p text:style-name="P2">→ Ordnungssystem</text:p>
      <table:table table:name="Tabelle7" table:style-name="Tabelle7">
        <table:table-column table:style-name="Tabelle7.A"/>
        <table:table-column table:style-name="Tabelle7.B"/>
        <table:table-row>
          <table:table-cell table:style-name="Tabelle7.A1" office:value-type="string">
            <text:p text:style-name="P15">Mensch</text:p>
          </table:table-cell>
          <table:table-cell table:style-name="Tabelle7.B1" office:value-type="string">
            <text:p text:style-name="P15">Maschinen</text:p>
          </table:table-cell>
        </table:table-row>
        <table:table-row>
          <table:table-cell table:style-name="Tabelle7.A2" office:value-type="string">
            <text:p text:style-name="P15">Verhaltens- &amp; Arbeitsreg.</text:p>
          </table:table-cell>
          <table:table-cell table:style-name="Tabelle7.B2" office:value-type="string">
            <text:p text:style-name="P15">Funktionsreg.</text:p>
          </table:table-cell>
        </table:table-row>
      </table:table>
      <text:p text:style-name="P2"/>
      <text:p text:style-name="P2">1. Gestaltungsräume</text:p>
      <text:p text:style-name="P2"><draw:line text:anchor-type="paragraph" draw:z-index="14" draw:style-name="gr4" draw:text-style-name="P49" svg:x1="1.833cm" svg:y1="0.088cm" svg:x2="1.833cm" svg:y2="0.829cm"><text:p/></draw:line><draw:line text:anchor-type="paragraph" draw:z-index="15" draw:style-name="gr5" draw:text-style-name="P49" svg:x1="4.399cm" svg:y1="0.829cm" svg:x2="1.833cm" svg:y2="0.088cm"><text:p/></draw:line><draw:line text:anchor-type="paragraph" draw:z-index="16" draw:style-name="gr5" draw:text-style-name="P49" svg:x1="6.596cm" svg:y1="0.829cm" svg:x2="1.833cm" svg:y2="0.088cm"><text:p/></draw:line></text:p>
      <text:p text:style-name="P2"/>
      <text:p text:style-name="P2"><text:tab/>Impro.<text:tab/><text:tab/>Dispos.<text:tab/>Org.</text:p>
      <text:p text:style-name="P2"/>
      <text:p text:style-name="P2">2. Aufgabenbereiche</text:p>
      <table:table table:name="Tabelle8" table:style-name="Tabelle8">
        <table:table-column table:style-name="Tabelle8.A"/>
        <table:table-column table:style-name="Tabelle8.B"/>
        <table:table-row>
          <table:table-cell table:style-name="Tabelle8.A1" office:value-type="string">
            <text:p text:style-name="P15">Aufbauorg.</text:p>
            <text:p text:style-name="P15">(Zusammenarbeit)</text:p>
          </table:table-cell>
          <table:table-cell table:style-name="Tabelle8.B1" office:value-type="string">
            <text:p text:style-name="P15">Abläufe</text:p>
            <text:p text:style-name="P15">(Betriebsablauf)</text:p>
          </table:table-cell>
        </table:table-row>
      </table:table>
      <text:p text:style-name="P2"/>
      <text:p text:style-name="P2">3. Stellen / Abteilungen</text:p>
      <text:p text:style-name="P2">(Arten, Begriff, Bildung)</text:p>
      <text:p text:style-name="P2"/>
      <text:p text:style-name="P2">4. Leitungssysteme</text:p>
      <text:p text:style-name="P2"/>
      <text:p text:style-name="P2">5. Führungsstile und Managmenttechniken</text:p>
      <text:p text:style-name="P2"/>
      <text:p text:style-name="P2"/>
      <text:p text:style-name="P2"/>
      <text:p text:style-name="P2"/>
      <text:p text:style-name="P2"/>
      <text:p text:style-name="P2"/>
      <text:p text:style-name="P2"/>
      <text:p text:style-name="P2"/>
      <text:p text:style-name="P2"/>
      <text:p text:style-name="P2"/>
      <text:p text:style-name="P16"><text:soft-page-break/>Geschäftsprozessorientierung</text:p>
      <text:p text:style-name="P4">1. Analyse von Geschäftsprozessen</text:p>
      <text:p text:style-name="P4">1.1 Definition und Merkmale von GP</text:p>
      <text:p text:style-name="P4">1.1.1 Prozess</text:p>
      <text:p text:style-name="P2">→ ist eine Folge von Aktionen</text:p>
      <text:p text:style-name="P2">Umformen und/oder Transportieren von Materie, Energie und Informationn von einem Anfangszustand in einen bzw. zu einem Endzustand nach genau festgelegten Regeln</text:p>
      <text:p text:style-name="P2"/>
      <text:p text:style-name="P2"><draw:line text:anchor-type="paragraph" draw:z-index="25" draw:style-name="gr7" draw:text-style-name="P49" svg:x1="7.892cm" svg:y1="1.072cm" svg:x2="7.892cm" svg:y2="3.072cm"><text:p/></draw:line><draw:frame text:anchor-type="paragraph" draw:z-index="24" draw:style-name="gr6" svg:width="4.605cm" svg:height="1.403cm" svg:x="6.066cm" svg:y="3.138cm"><draw:text-box><text:p>Steuerung durch Prozessor</text:p><text:p>(Mensch, Computer)</text:p></draw:text-box></draw:frame><draw:frame text:anchor-type="paragraph" draw:z-index="23" draw:style-name="gr6" svg:width="3.837cm" svg:height="1.403cm" svg:x="14.242cm" svg:y="3.138cm"><draw:text-box><text:p>Output</text:p></draw:text-box></draw:frame><draw:frame text:anchor-type="paragraph" draw:z-index="22" draw:style-name="gr6" svg:width="3.837cm" svg:height="1.403cm" svg:x="1.462cm" svg:y="3.112cm"><draw:text-box><text:p>Input</text:p></draw:text-box></draw:frame><draw:line text:anchor-type="paragraph" draw:z-index="21" draw:style-name="gr1" draw:text-style-name="P49" svg:x1="14.893cm" svg:y1="1.072cm" svg:x2="14.893cm" svg:y2="3.072cm"><text:p/></draw:line><draw:line text:anchor-type="paragraph" draw:z-index="20" draw:style-name="gr1" draw:text-style-name="P49" svg:x1="1.891cm" svg:y1="1.072cm" svg:x2="1.891cm" svg:y2="3.072cm"><text:p/></draw:line><draw:rect text:anchor-type="paragraph" draw:z-index="19" draw:style-name="gr2" draw:text-style-name="P49" svg:width="4.001cm" svg:height="1.061cm" svg:x="13.002cm" svg:y="0.012cm"><text:p text:style-name="P49">Ende</text:p><text:p text:style-name="P49">(Ergebnis)</text:p></draw:rect><draw:rect text:anchor-type="paragraph" draw:z-index="18" draw:style-name="gr2" draw:text-style-name="P49" svg:width="8cm" svg:height="1.061cm" svg:x="4.526cm" svg:y="0.012cm"><text:p text:style-name="P49">Prozess</text:p><text:p text:style-name="P49">(Schritte, Aktionen, Vorgänge, Tätigkeiten)</text:p></draw:rect><draw:rect text:anchor-type="paragraph" draw:z-index="17" draw:style-name="gr2" draw:text-style-name="P49" svg:width="4.001cm" svg:height="1.061cm" svg:x="0.028cm" svg:y="0.012cm"><text:p text:style-name="P49">Start</text:p><text:p text:style-name="P49">(Anfangszustand)</text:p></draw:rect></text:p>
      <text:p text:style-name="P2"/>
      <text:p text:style-name="P2"/>
      <text:p text:style-name="P2"/>
      <text:p text:style-name="P2"/>
      <text:p text:style-name="P2"/>
      <text:p text:style-name="P2"/>
      <text:p text:style-name="P2"/>
      <text:p text:style-name="P2"/>
      <text:p text:style-name="P2">Prozesse können je nach Umfang in Teilbereiche unterteilt werden. Weiterhin unterscheidet man zwischen internen Prozessen und externen Prozessen.</text:p>
      <text:p text:style-name="P2"/>
      <text:p text:style-name="P4">1.1.2 Geschäftsprozesse (Business Processes)</text:p>
      <text:p text:style-name="P2">Sachlogisch zusammenhängende und inhaltliche abgeschlossene Aktivitäten und Funktionen, die der Realisierung der übergeordneten Ziele des Unternehmens dienen und somit eine Wertschöpfung erbringen. Sie haben immer eine direkte Schnittstelle zum Kunden.</text:p>
      <text:p text:style-name="P2"/>
      <text:p text:style-name="P2">Die Darstellung eines Geschäftsprozess ergibt eine „Prozesslandschaft“</text:p>
      <text:p text:style-name="P2"/>
      <text:p text:style-name="P2">Merkmale von Geschäftsprozessen:</text:p>
      <text:list xml:id="list161189957" text:style-name="L20">
        <text:list-item>
          <text:p text:style-name="P42">haben eindeutigen Anfang und Abschluss</text:p>
        </text:list-item>
        <text:list-item>
          <text:p text:style-name="P42">sind zielgerichtet mit Ergebnis</text:p>
        </text:list-item>
        <text:list-item>
          <text:p text:style-name="P42">Kette von betrieblichen Aktivitäten (Teilprozesse)</text:p>
        </text:list-item>
        <text:list-item>
          <text:p text:style-name="P42">werden von Aktionsträgern gesteuert</text:p>
        </text:list-item>
        <text:list-item>
          <text:p text:style-name="P42">integrieren Kunden und Lieferanten in den Ablauf</text:p>
        </text:list-item>
        <text:list-item>
          <text:p text:style-name="P42">verursachen durch Verbrauch von Ressourcen Kosten</text:p>
        </text:list-item>
      </text:list>
      <text:p text:style-name="P2"/>
      <text:p text:style-name="P2">Im Vordergrund der Geschäftsprozessorientierung stehen dabei:</text:p>
      <text:list xml:id="list863956534" text:style-name="L21">
        <text:list-item>
          <text:p text:style-name="P43">Kundenorientierung (Kundenwünsche)</text:p>
        </text:list-item>
        <text:list-item>
          <text:p text:style-name="P43">Prozessorientierung (erforderliche Aktivitäten werden von einem Prozessteam ausgeführt)</text:p>
        </text:list-item>
      </text:list>
      <text:p text:style-name="P2"/>
      <text:p text:style-name="P4">1.2 Prozessarten</text:p>
      <text:p text:style-name="P2">Nach ihrem unmittelbaren Beitrag zur Wertschöpfung einer Unternehmung werden folgende Prozesse unterschieden:</text:p>
      <text:list xml:id="list685740029" text:style-name="L22">
        <text:list-item>
          <text:p text:style-name="P44">Kernprozesse</text:p>
          <text:p text:style-name="P44">Kerprozesse haben eine direkte Schnittstelle zum Kunden. Sie erbringen eine Wertschöpfung für den Kunden, d.h. Ihnen steht ein Kaufwert gegenüber.</text:p>
        </text:list-item>
        <text:list-item>
          <text:p text:style-name="P44">Unterstützungsprozesse / Serviceprozesse</text:p>
          <text:p text:style-name="P44">Unterstützungsprozesse haben keine direkte Schnittstelle zum Kunden, sie erbringen jedoch eine Wertschöpfung für die Kernprozesse, d.h. Sie übernehmen eine Servicefunktion für andere Prozesse.</text:p>
        </text:list-item>
      </text:list>
      <text:p text:style-name="P2"/>
      <text:p text:style-name="P2"/>
      <text:p text:style-name="P4"><text:soft-page-break/>1.3 Beschreibungssichten von Geschäftsprozessen</text:p>
      <table:table table:name="Tabelle9" table:style-name="Tabelle9">
        <table:table-column table:style-name="Tabelle9.A" table:number-columns-repeated="3"/>
        <table:table-row>
          <table:table-cell table:style-name="Tabelle9.A1" office:value-type="string">
            <text:p text:style-name="P15">Ablaufsicht</text:p>
          </table:table-cell>
          <table:table-cell table:style-name="Tabelle9.A1" office:value-type="string">
            <text:p text:style-name="P15">Organisationssicht</text:p>
          </table:table-cell>
          <table:table-cell table:style-name="Tabelle9.C1" office:value-type="string">
            <text:p text:style-name="P15">Informationsmanagmentschicht</text:p>
          </table:table-cell>
        </table:table-row>
        <table:table-row>
          <table:table-cell table:style-name="Tabelle9.A2" table:number-columns-spanned="3" office:value-type="string">
            <text:p text:style-name="P48">Siehe Buch Seite 127</text:p>
          </table:table-cell>
          <table:covered-table-cell/>
          <table:covered-table-cell/>
        </table:table-row>
      </table:table>
      <text:p text:style-name="P2"/>
      <text:p text:style-name="P4">2. Gestaltung von Geschäftsprozessen</text:p>
      <text:p text:style-name="P4">2.1 Workflow</text:p>
      <text:p text:style-name="P2">siehe Seite 130</text:p>
      <text:p text:style-name="P2"/>
      <text:p text:style-name="P4">2.2 Prozessidentifikation</text:p>
      <text:p text:style-name="P2">Bestimmung der Bedeutung bzw. bestimmter Merkmale von Prozessen</text:p>
      <text:p text:style-name="P2">Kriterien: </text:p>
      <text:p text:style-name="P2"><text:tab/>siehe Seite 131</text:p>
      <text:p text:style-name="P2"/>
      <text:p text:style-name="P4">2.3 Gestaltungsmethoden</text:p>
      <text:p text:style-name="P2">siehe Seite 134 und folgende</text:p>
      <text:p text:style-name="P2"/>
      <text:p text:style-name="P4">3. Kontrolle von Geschäftsprozessen</text:p>
      <text:p text:style-name="P4">3.1 mögliche Maßnahmen</text:p>
      <text:p text:style-name="P4">3.2 Ablaufkontrolle</text:p>
      <text:p text:style-name="P4">3.3 Ergebniskontrolle</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Linienende_20_1" draw:display-name="Linienende 1"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Freitag</meta:initial-creator>
    <meta:creation-date>2013-08-26T14:00:50</meta:creation-date>
    <dc:date>2014-02-13T13:32:29</dc:date>
    <meta:editing-duration>PT1H28M28S</meta:editing-duration>
    <meta:editing-cycles>20</meta:editing-cycles>
    <meta:generator>LibreOffice/3.5$Linux_X86_64 LibreOffice_project/350m1$Build-2</meta:generator>
    <meta:document-statistic meta:table-count="9" meta:image-count="0" meta:object-count="0" meta:page-count="12" meta:paragraph-count="370" meta:word-count="1673" meta:character-count="13363" meta:non-whitespace-character-count="11843"/>
  </office:meta>
</office:document-meta>
</file>